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6e25f" officeooo:paragraph-rsid="0016e25f"/>
    </style:style>
    <style:style style:name="P2"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officeooo:rsid="0016e25f" officeooo:paragraph-rsid="0016e25f"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6pt" style:text-underline-style="none" fo:font-weight="normal" officeooo:rsid="0016e25f" officeooo:paragraph-rsid="0016e25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Arial" fo:font-size="16pt" style:text-underline-style="none" fo:font-weight="normal" officeooo:rsid="00185ae2" officeooo:paragraph-rsid="00185ae2" style:font-size-asian="14pt" style:font-weight-asian="normal" style:font-size-complex="16pt" style:font-weight-complex="normal"/>
    </style:style>
    <style:style style:name="P5"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16e25f" officeooo:paragraph-rsid="0016e25f"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4pt" style:text-underline-style="none" fo:font-weight="normal" officeooo:rsid="0016e25f" officeooo:paragraph-rsid="0016e25f"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Arial" fo:font-size="13pt" style:text-underline-style="none" fo:font-weight="normal" officeooo:rsid="0016e25f" officeooo:paragraph-rsid="0016e25f"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6pt" style:text-underline-style="none" fo:font-weight="normal" officeooo:rsid="0016e25f" officeooo:paragraph-rsid="0016e25f"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font-name="Arial" fo:font-size="6pt" style:text-underline-style="none" fo:font-weight="normal" officeooo:rsid="00185ae2" officeooo:paragraph-rsid="00185ae2" style:font-size-asian="5.25pt" style:font-weight-asian="normal" style:font-size-complex="6pt" style:font-weight-complex="normal"/>
    </style:style>
    <style:style style:name="P10" style:family="paragraph" style:parent-style-name="Standard">
      <style:paragraph-properties fo:text-align="center" style:justify-single-word="false"/>
      <style:text-properties style:font-name="Arial" fo:font-size="6pt" style:text-underline-style="solid" style:text-underline-width="auto" style:text-underline-color="font-color" fo:font-weight="bold" officeooo:rsid="0016e25f" officeooo:paragraph-rsid="0016e25f" style:font-size-asian="5.25pt" style:font-weight-asian="bold" style:font-size-complex="6pt" style:font-weight-complex="bold"/>
    </style:style>
    <style:style style:name="T1" style:family="text">
      <style:text-properties fo:font-weight="bold" style:font-weight-asian="bold" style:font-weight-complex="bold"/>
    </style:style>
    <style:style style:name="T2" style:family="text">
      <style:text-properties fo:font-weight="bold" officeooo:rsid="00185ae2"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4pt" style:font-size-asian="12.25pt" style:font-size-complex="14pt"/>
    </style:style>
    <style:style style:name="T5" style:family="text">
      <style:text-properties fo:font-size="14pt" officeooo:rsid="00185ae2" style:font-size-asian="12.25pt" style:font-size-complex="14pt"/>
    </style:style>
    <style:style style:name="T6" style:family="text">
      <style:text-properties fo:font-size="12pt" style:font-size-asian="10.5pt" style:font-size-complex="12pt"/>
    </style:style>
    <style:style style:name="T7" style:family="text">
      <style:text-properties fo:font-size="12pt" officeooo:rsid="00185ae2" style:font-size-asian="10.5pt" style:font-size-complex="12pt"/>
    </style:style>
    <style:style style:name="T8" style:family="text">
      <style:text-properties officeooo:rsid="00185a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DAD 1</text:p>
      <text:p text:style-name="P10"/>
      <text:p text:style-name="P2">ACTIVIDAD 1.1</text:p>
      <text:p text:style-name="P2"/>
      <text:p text:style-name="P5"/>
      <text:p text:style-name="P6"><text:span text:style-name="T2">1.1 - </text:span><text:span text:style-name="T1">Busca alguna aplicación que, al igual que el ejemplo anterior, se pongan de manifiesto las diferencias entre una aplicación de buen diseño y otra con un mal diseño.</text:span> </text:p>
      <text:p text:style-name="P3"/>
      <text:p text:style-name="P6"><text:span text:style-name="T3">Buena Aplicación</text:span>:</text:p>
      <text:p text:style-name="P8"/>
      <text:p text:style-name="P7">Una aplicación con un buen diseño consideraría a <text:span text:style-name="T1">Duolingo</text:span>, ya que tiene una interfaz intuitiva, amigable y con un diseño atractivo.</text:p>
      <text:p text:style-name="P7"/>
      <text:p text:style-name="P6"><text:span text:style-name="T3">Mala Aplicación</text:span>:</text:p>
      <text:p text:style-name="P8"/>
      <text:p text:style-name="P7">Una aplicación que no considero que tiene un buen diseño sería la aplicación <text:span text:style-name="T1">MySpace,</text:span> que la conocí por una canción. La interfaz es bastante confusa, su diseño es desordenado como objetos sobrepuestos... además de que no está bien optimizada, siempre habían funciones que no iban.</text:p>
      <text:p text:style-name="P3"/>
      <text:p text:style-name="P3">● ¿Qué te hace clasificarlas dentro de estas dos categorías? </text:p>
      <text:p text:style-name="P3"/>
      <text:p text:style-name="P3"><text:tab/><text:span text:style-name="T8">- </text:span><text:span text:style-name="T4">Buena Aplicación: </text:span><text:span text:style-name="T6">El buen diseño, amigable, que es atractivo visualmente y </text:span><text:span text:style-name="T7"><text:tab/><text:tab/><text:tab/><text:tab/> <text:s text:c="5"/></text:span><text:span text:style-name="T6">que funcione bien.</text:span></text:p>
      <text:p text:style-name="P3"><text:span text:style-name="T4"/></text:p>
      <text:p text:style-name="P3"><text:span text:style-name="T4"><text:tab/></text:span><text:span text:style-name="T5">- </text:span><text:span text:style-name="T4">Mala Aplicación: </text:span><text:span text:style-name="T6">Lo contrario a una buena aplicación. El diseño desordenado, </text:span><text:span text:style-name="T7"><text:tab/><text:tab/><text:tab/><text:tab/> <text:s/>la falta de accesibilidad para los usuarios con discapacidad, <text:tab/><text:tab/><text:tab/><text:tab/> <text:s/>que no esté optimizada, no sea intuitiva...</text:span></text:p>
      <text:p text:style-name="P3"/>
      <text:p text:style-name="P3">● ¿Qué partes consideras que son más importantes en el diseño? </text:p>
      <text:p text:style-name="P3"/>
      <text:p text:style-name="P4"><text:tab/><text:span text:style-name="T4">Un buen diseño no debe ser solamente estéticamente agradable, si la <text:tab/>aplicación tiene un buen funcionamiento, piensa en los usuarios con <text:tab/>discapacidades... la hace destacar de otras.</text:span></text:p>
      <text:p text:style-name="P9"/>
      <text:p text:style-name="P4"><text:span text:style-name="T4"><text:tab/>Entonces yo, consideraría estas partes para el diseño de una <text:tab/>aplicación:</text:span></text:p>
      <text:p text:style-name="P4"><text:span text:style-name="T4"><text:tab/><text:tab/>- La navegación.</text:span></text:p>
      <text:p text:style-name="P4"><text:span text:style-name="T4"><text:tab/><text:tab/>- Funcionalidad.</text:span></text:p>
      <text:p text:style-name="P4"><text:span text:style-name="T4"><text:tab/><text:tab/>- Diseño estético.</text:span></text:p>
      <text:p text:style-name="P4"><text:span text:style-name="T4"><text:tab/><text:tab/>- Accesibilid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6e25f" officeooo:paragraph-rsid="0016e25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Jordi Navarro, <text:s/>2 CS DA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4:50:48.302000000</meta:creation-date>
    <dc:date>2024-09-24T15:09:30.765000000</dc:date>
    <meta:editing-duration>PT7M32S</meta:editing-duration>
    <meta:editing-cycles>2</meta:editing-cycles>
    <meta:generator>LibreOffice/7.6.3.2$Windows_X86_64 LibreOffice_project/29d686fea9f6705b262d369fede658f824154cc0</meta:generator>
    <meta:document-statistic meta:table-count="0" meta:image-count="0" meta:object-count="0" meta:page-count="1" meta:paragraph-count="18" meta:word-count="221" meta:character-count="1419" meta:non-whitespace-character-count="1175"/>
  </office:meta>
</office:document-meta>
</file>